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10E00000107985286F4.jpg"/>
  <manifest:file-entry manifest:media-type="image/jpeg" manifest:full-path="Pictures/10000000000009680000043876360B61.jpg"/>
  <manifest:file-entry manifest:media-type="image/jpeg" manifest:full-path="Pictures/10000000000005EC0000018DCBD83E0F.jp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3" text:anchor-type="paragraph" svg:width="4.4984in" svg:height="1.178in" draw:z-index="1"><draw:image xlink:href="Pictures/10000000000005EC0000018DCBD83E0F.jpg" xlink:type="simple" xlink:show="embed" xlink:actuate="onLoad"/></draw:frame><draw:frame draw:style-name="fr2" draw:name="graphics2" text:anchor-type="paragraph" svg:width="4.4984in" svg:height="1.178in" draw:z-index="0"><draw:image xlink:href="Pictures/10000000000005EC0000018DCBD83E0F.jpg" xlink:type="simple" xlink:show="embed" xlink:actuate="onLoad"/></draw:frame><draw:frame draw:style-name="fr1" draw:name="graphics1" text:anchor-type="paragraph" svg:x="0.3228in" svg:y="3.1417in" svg:width="6.161in" svg:height="1.9689in" draw:z-index="5"><draw:image xlink:href="Pictures/10000000000009680000043876360B61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5" text:anchor-type="paragraph" svg:width="0.8016in" svg:height="0.7807in" draw:z-index="3"><draw:image xlink:href="Pictures/100000000000010E00000107985286F4.jpg" xlink:type="simple" xlink:show="embed" xlink:actuate="onLoad"/></draw:frame></text:p>
      <text:p text:style-name="Standard"/>
      <text:p text:style-name="Standard"><draw:frame draw:style-name="fr2" draw:name="graphics6" text:anchor-type="paragraph" svg:width="0.8016in" svg:height="0.7807in" draw:z-index="4"><draw:image xlink:href="Pictures/100000000000010E00000107985286F4.jpg" xlink:type="simple" xlink:show="embed" xlink:actuate="onLoad"/></draw:frame></text:p>
      <text:p text:style-name="Standard"/>
      <text:p text:style-name="Standard"><draw:frame draw:style-name="fr3" draw:name="graphics4" text:anchor-type="paragraph" svg:width="4.4984in" svg:height="1.178in" draw:z-index="2"><draw:image xlink:href="Pictures/10000000000005EC0000018DCBD83E0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s" fo:country="US" style:letter-kerning="true" style:font-name-asian="Noto Sans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Noto Sans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05T22:30:47</meta:creation-date>
    <meta:document-statistic meta:table-count="0" meta:image-count="6" meta:object-count="0" meta:page-count="1" meta:paragraph-count="0" meta:word-count="0" meta:character-count="0"/>
    <dc:date>2024-05-05T22:51:02</dc:date>
    <meta:editing-duration>PT5M21S</meta:editing-duration>
    <meta:editing-cycles>1</meta:editing-cycles>
    <meta:generator>AndrOpen_Office/5.4.2$Unix OpenOffice.org_project/4114m1$Build-9811</meta:generator>
  </office:meta>
</office:document-meta>
</file>